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1.4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M5P Standard</text:p>
          </table:table-cell>
          <table:table-cell office:value-type="string" calcext:value-type="string">
            <text:p>M5P 10-Fold</text:p>
          </table:table-cell>
          <table:table-cell office:value-type="string" calcext:value-type="string">
            <text:p>10 layer Perceptron </text:p>
          </table:table-cell>
          <table:table-cell office:value-type="string" calcext:value-type="string">
            <text:p>10-layer Perceptron</text:p>
          </table:table-cell>
          <table:table-cell office:value-type="string" calcext:value-type="string">
            <text:p>10-lay .01 learn</text:p>
          </table:table-cell>
          <table:table-cell office:value-type="string" calcext:value-type="string">
            <text:p>5-lay .1 learn</text:p>
          </table:table-cell>
        </table:table-row>
        <table:table-row table:style-name="ro1">
          <table:table-cell/>
          <table:table-cell office:value-type="string" calcext:value-type="string">
            <text:p>Training + Validation</text:p>
          </table:table-cell>
          <table:table-cell office:value-type="float" office:value="0.06682" calcext:value-type="float">
            <text:p>0.06682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47" calcext:value-type="float">
            <text:p>0.0547</text:p>
          </table:table-cell>
        </table:table-row>
        <table:table-row table:style-name="ro1">
          <table:table-cell/>
          <table:table-cell office:value-type="string" calcext:value-type="string">
            <text:p>Held Out</text:p>
          </table:table-cell>
          <table:table-cell office:value-type="float" office:value="0.06551" calcext:value-type="float">
            <text:p>0.06551</text:p>
          </table:table-cell>
          <table:table-cell table:number-columns-repeated="3" office:value-type="float" office:value="0.0581" calcext:value-type="float">
            <text:p>0.0581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float" office:value="0.06657" calcext:value-type="float">
            <text:p>0.066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lidation</text:p>
          </table:table-cell>
          <table:table-cell office:value-type="float" office:value="0.06394" calcext:value-type="float">
            <text:p>0.0639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(0.1 Learn)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.01 is wors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higher learning rate hurt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Sheet1.G31" table:end-x="0.3618in" table:end-y="0.0217in" draw:z-index="0" draw:style-name="gr1" draw:text-style-name="P1" svg:width="6.2961in" svg:height="3.5484in" svg:x="0.0362in" svg:y="0.0287in">
              <draw:object draw:notify-on-update-of-ranges="Sheet1.B1:Sheet1.B1 Sheet1.B2:Sheet1.B3 Sheet1.C1:Sheet1.C1 Sheet1.C2:Sheet1.C3 Sheet1.E1:Sheet1.E1 Sheet1.E2:Sheet1.E3 Sheet1.G1:Sheet1.G1 Sheet1.G2:Sheet1.G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2:44:20.773220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05:20.001425120</meta:creation-date>
    <dc:date>2016-06-08T13:53:26.891376708</dc:date>
    <meta:editing-duration>PT54M35S</meta:editing-duration>
    <meta:editing-cycles>3</meta:editing-cycles>
    <meta:generator>LibreOffice/4.2.8.2$Linux_X86_64 LibreOffice_project/42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014cm" xlink:href=".." xlink:type="simple" chart:class="chart:bar" chart:style-name="ch1">
        <chart:title svg:x="2.317cm" svg:y="0.316cm" chart:style-name="ch2">
          <text:p>Machine Learning Models Compared to Baseline Results</text:p>
        </chart:title>
        <chart:subtitle svg:x="5.015cm" svg:y="1.301cm" chart:style-name="ch3">
          <text:p>Absolute Mean Error of Data Sets</text:p>
        </chart:subtitle>
        <chart:legend chart:legend-position="end" svg:x="12.248cm" svg:y="3.71cm" style:legend-expansion="high" chart:style-name="ch4"/>
        <chart:plot-area chart:style-name="ch5" table:cell-range-address="Sheet1.B1:Sheet1.C3 Sheet1.E1:Sheet1.E3 Sheet1.G1:Sheet1.G3" chart:data-source-has-labels="both" svg:x="1.33cm" svg:y="2.19cm" svg:width="10.599cm" svg:height="5.663cm">
          <chartooo:coordinate-region svg:x="2.242cm" svg:y="2.39cm" svg:width="9.687cm" svg:height="4.816cm"/>
          <chart:axis chart:dimension="x" chart:name="primary-x" chart:style-name="ch6" chartooo:axis-type="auto">
            <chartooo:date-scale/>
            <chart:title svg:x="5.527cm" svg:y="8.033cm" chart:style-name="ch7">
              <text:p>Data Set Used</text:p>
            </chart:title>
            <chart:categories table:cell-range-address="Sheet1.B2:Sheet1.B3"/>
          </chart:axis>
          <chart:axis chart:dimension="y" chart:name="primary-y" chart:style-name="ch8">
            <chart:title svg:x="0.451cm" svg:y="6.56cm" chart:style-name="ch9">
              <text:p>Absolute Mean Error</text:p>
            </chart:title>
            <chart:grid chart:style-name="ch10" chart:class="major"/>
          </chart:axis>
          <chart:series chart:style-name="ch11" chart:values-cell-range-address="Sheet1.C2:Sheet1.C3" chart:label-cell-address="Sheet1.C1:Sheet1.C1" chart:class="chart:bar">
            <chart:data-point chart:repeated="2"/>
          </chart:series>
          <chart:series chart:style-name="ch12" chart:values-cell-range-address="Sheet1.E2:Sheet1.E3" chart:label-cell-address="Sheet1.E1:Sheet1.E1" chart:class="chart:bar">
            <chart:data-point chart:repeated="2"/>
          </chart:series>
          <chart:series chart:style-name="ch13" chart:values-cell-range-address="Sheet1.G2:Sheet1.G3" chart:label-cell-address="Sheet1.G1:Sheet1.G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C1:Sheet1.C1</svg:desc>
                </draw:g>
              </table:table-cell>
              <table:table-cell office:value-type="string">
                <text:p>M5P 10-Fold</text:p>
                <draw:g>
                  <svg:desc>Sheet1.E1:Sheet1.E1</svg:desc>
                </draw:g>
              </table:table-cell>
              <table:table-cell office:value-type="string">
                <text:p>10-layer Perceptr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ing + Validation</text:p>
                <draw:g>
                  <svg:desc>Sheet1.B2:Sheet1.B3</svg:desc>
                </draw:g>
              </table:table-cell>
              <table:table-cell office:value-type="float" office:value="0.06682">
                <text:p>0.06682</text:p>
                <draw:g>
                  <svg:desc>Sheet1.C2:Sheet1.C3</svg:desc>
                </draw:g>
              </table:table-cell>
              <table:table-cell office:value-type="float" office:value="0.0573">
                <text:p>0.0573</text:p>
                <draw:g>
                  <svg:desc>Sheet1.E2:Sheet1.E3</svg:desc>
                </draw:g>
              </table:table-cell>
              <table:table-cell office:value-type="float" office:value="0.0545">
                <text:p>0.0545</text:p>
                <draw:g>
                  <svg:desc>Sheet1.G2:Sheet1.G3</svg:desc>
                </draw:g>
              </table:table-cell>
            </table:table-row>
            <table:table-row>
              <table:table-cell office:value-type="string">
                <text:p>Held Out</text:p>
              </table:table-cell>
              <table:table-cell office:value-type="float" office:value="0.06551">
                <text:p>0.06551</text:p>
              </table:table-cell>
              <table:table-cell office:value-type="float" office:value="0.0581">
                <text:p>0.0581</text:p>
              </table:table-cell>
              <table:table-cell office:value-type="float" office:value="0.0562">
                <text:p>0.0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